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47000001ECF72A30A9DA16056B.png" manifest:media-type="image/png"/>
  <manifest:file-entry manifest:full-path="Pictures/100002010000033C000001E8663CDAB2F41CA01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8.25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8.253cm" svg:x="1.4cm" svg:y="3.685cm" presentation:class="subtitle" presentation:user-transformed="true">
          <draw:text-box>
            <text:p><text:span text:style-name="T1">Checkpoint Git</text:span></text:p>
            <text:p/>
            <text:p><text:span text:style-name="T2">Nourchen Noamen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26.725cm" svg:height="15.75cm" svg:x="0.672cm" svg:y="0cm">
          <draw:image xlink:href="Pictures/100002010000033C000001E8663CDAB2F41CA0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2" draw:layer="layout" svg:width="26.859cm" svg:height="15.75cm" svg:x="0.549cm" svg:y="0cm">
          <draw:image xlink:href="Pictures/1000020100000347000001ECF72A30A9DA1605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1-15T20:46:49.413478869</meta:creation-date>
    <dc:date>2021-01-15T20:50:03.432902017</dc:date>
    <meta:editing-duration>PT3M16S</meta:editing-duration>
    <meta:editing-cycles>1</meta:editing-cycles>
    <meta:document-statistic meta:object-count="30"/>
    <meta:generator>LibreOffice/6.3.5.2$Linux_X86_64 LibreOffice_project/30$Build-2</meta:generator>
  </office:meta>
</office:document-meta>
</file>